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信仰">
            <text:p>信仰</text:p>
          </table:table-cell>
          <table:table-cell office:value-type="string" office:value="しんこう">
            <text:p>しんこう</text:p>
          </table:table-cell>
          <table:table-cell office:value-type="string" office:value="faith, religious belief">
            <text:p>faith, religious belie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信仰は心の支えです。">
            <text:p>信仰は心の支えです。</text:p>
          </table:table-cell>
          <table:table-cell office:value-type="string" office:value="しんこう は こころ の ささえ です。">
            <text:p>しんこう は こころ の ささえ です。</text:p>
          </table:table-cell>
          <table:table-cell office:value-type="string" office:value="Faith uplifts one's spirit.">
            <text:p>Faith uplifts one's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放">
            <text:p>解放</text:p>
          </table:table-cell>
          <table:table-cell office:value-type="string" office:value="かいほう">
            <text:p>かいほう</text:p>
          </table:table-cell>
          <table:table-cell office:value-type="string" office:value="release, setting free">
            <text:p>release, setting fre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質が解放されてよかった。">
            <text:p>人質が解放されてよかった。</text:p>
          </table:table-cell>
          <table:table-cell office:value-type="string" office:value="ひとじち が かいほう されて よかった。">
            <text:p>ひとじち が かいほう されて よかった。</text:p>
          </table:table-cell>
          <table:table-cell office:value-type="string" office:value="I'm glad that the hostage has been released.">
            <text:p>I'm glad that the hostage has been re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バー">
            <text:p>カバー</text:p>
          </table:table-cell>
          <table:table-cell office:value-type="string" office:value="カバー">
            <text:p>カバー</text:p>
          </table:table-cell>
          <table:table-cell office:value-type="string" office:value="cover, covering (loan word)">
            <text:p>cover, covering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電">
            <text:p>発電</text:p>
          </table:table-cell>
          <table:table-cell office:value-type="string" office:value="はつでん">
            <text:p>はつでん</text:p>
          </table:table-cell>
          <table:table-cell office:value-type="string" office:value="generation of electricity">
            <text:p>generation of electric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太陽エネルギーを使って発電しています。">
            <text:p>ここでは太陽エネルギーを使って発電しています。</text:p>
          </table:table-cell>
          <table:table-cell office:value-type="string" office:value="ここ で は たいよう エネルギー を つかって はつでん して います。">
            <text:p>ここ で は たいよう エネルギー を つかって はつでん して います。</text:p>
          </table:table-cell>
          <table:table-cell office:value-type="string" office:value="We generate electricity with solar energy here.">
            <text:p>We generate electricity with solar energ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害">
            <text:p>損害</text:p>
          </table:table-cell>
          <table:table-cell office:value-type="string" office:value="そんがい">
            <text:p>そんがい</text:p>
          </table:table-cell>
          <table:table-cell office:value-type="string" office:value="damage, loss">
            <text:p>damag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は台風で大きな損害を受けたんだ。">
            <text:p>町は台風で大きな損害を受けたんだ。</text:p>
          </table:table-cell>
          <table:table-cell office:value-type="string" office:value="まち は たいふう で おおきな そんがい を うけた ん だ。">
            <text:p>まち は たいふう で おおきな そんがい を うけた ん だ。</text:p>
          </table:table-cell>
          <table:table-cell office:value-type="string" office:value="The town was greatly damaged in the typhoon.">
            <text:p>The town was greatly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力">
            <text:p>電力</text:p>
          </table:table-cell>
          <table:table-cell office:value-type="string" office:value="でんりょく">
            <text:p>でんりょく</text:p>
          </table:table-cell>
          <table:table-cell office:value-type="string" office:value="electric power, electricity">
            <text:p>electric power, electri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エアコンはあまり電力を使いません。">
            <text:p>このエアコンはあまり電力を使いません。</text:p>
          </table:table-cell>
          <table:table-cell office:value-type="string" office:value="この エアコン は あまり でんりょく を つかいません。">
            <text:p>この エアコン は あまり でんりょく を つかいません。</text:p>
          </table:table-cell>
          <table:table-cell office:value-type="string" office:value="This air conditioner doesn't use much electricity.">
            <text:p>This air conditioner doesn't use much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矛盾">
            <text:p>矛盾</text:p>
          </table:table-cell>
          <table:table-cell office:value-type="string" office:value="むじゅん">
            <text:p>むじゅん</text:p>
          </table:table-cell>
          <table:table-cell office:value-type="string" office:value="contradiction">
            <text:p>contra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っていることは矛盾しています。">
            <text:p>彼の言っていることは矛盾しています。</text:p>
          </table:table-cell>
          <table:table-cell office:value-type="string" office:value="かれ の いって いる こと は むじゅん して います。">
            <text:p>かれ の いって いる こと は むじゅん して います。</text:p>
          </table:table-cell>
          <table:table-cell office:value-type="string" office:value="What he says is contradictory.">
            <text:p>What he says is contradic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能">
            <text:p>性能</text:p>
          </table:table-cell>
          <table:table-cell office:value-type="string" office:value="せいのう">
            <text:p>せいのう</text:p>
          </table:table-cell>
          <table:table-cell office:value-type="string" office:value="performance, capacity">
            <text:p>performance,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パソコンは性能がすごく良い。">
            <text:p>今度のパソコンは性能がすごく良い。</text:p>
          </table:table-cell>
          <table:table-cell office:value-type="string" office:value="こんど の パソコン は せいのう が すごく いい。">
            <text:p>こんど の パソコン は せいのう が すごく いい。</text:p>
          </table:table-cell>
          <table:table-cell office:value-type="string" office:value="The performance of this new computer is extremely good.">
            <text:p>The performance of this new computer is extremel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いに">
            <text:p>大いに</text:p>
          </table:table-cell>
          <table:table-cell office:value-type="string" office:value="おおいに">
            <text:p>おおいに</text:p>
          </table:table-cell>
          <table:table-cell office:value-type="string" office:value="a lot, to the great extent">
            <text:p>a lot, to the great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いに学び、大いに遊びなさい。">
            <text:p>大いに学び、大いに遊びなさい。</text:p>
          </table:table-cell>
          <table:table-cell office:value-type="string" office:value="おおいに まなび、おおいに あそびなさい。">
            <text:p>おおいに まなび、おおいに あそびなさい。</text:p>
          </table:table-cell>
          <table:table-cell office:value-type="string" office:value="Study a lot, play a lot.">
            <text:p>Study a lot, play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影">
            <text:p>影</text:p>
          </table:table-cell>
          <table:table-cell office:value-type="string" office:value="かげ">
            <text:p>かげ</text:p>
          </table:table-cell>
          <table:table-cell office:value-type="string" office:value="shadow, shade">
            <text:p>shadow, 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に男性の影が映っています。">
            <text:p>窓に男性の影が映っています。</text:p>
          </table:table-cell>
          <table:table-cell office:value-type="string" office:value="まど に だんせい の かげ が うつって います。">
            <text:p>まど に だんせい の かげ が うつって います。</text:p>
          </table:table-cell>
          <table:table-cell office:value-type="string" office:value="There is a man's shadow reflected in the window.">
            <text:p>There is a man's shadow reflected in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質">
            <text:p>性質</text:p>
          </table:table-cell>
          <table:table-cell office:value-type="string" office:value="せいしつ">
            <text:p>せいしつ</text:p>
          </table:table-cell>
          <table:table-cell office:value-type="string" office:value="nature, property">
            <text:p>nature,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犬は穏やかな性質だよ。">
            <text:p>この犬は穏やかな性質だよ。</text:p>
          </table:table-cell>
          <table:table-cell office:value-type="string" office:value="この いぬ は おだやかな せいしつ だ よ。">
            <text:p>この いぬ は おだやかな せいしつ だ よ。</text:p>
          </table:table-cell>
          <table:table-cell office:value-type="string" office:value="This dog has a calm nature.">
            <text:p>This dog has a calm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死">
            <text:p>必死</text:p>
          </table:table-cell>
          <table:table-cell office:value-type="string" office:value="ひっし">
            <text:p>ひっし</text:p>
          </table:table-cell>
          <table:table-cell office:value-type="string" office:value="desperate">
            <text:p>desper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授業に付いていくのに必死です。">
            <text:p>学生たちは授業に付いていくのに必死です。</text:p>
          </table:table-cell>
          <table:table-cell office:value-type="string" office:value="がくせい たち は じゅぎょう に ついていく の に ひっし です 。">
            <text:p>がくせい たち は じゅぎょう に ついていく の に ひっし です 。</text:p>
          </table:table-cell>
          <table:table-cell office:value-type="string" office:value="Students are desperately trying to catch up with the class.">
            <text:p>Students are desperately trying to catch up with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経">
            <text:p>神経</text:p>
          </table:table-cell>
          <table:table-cell office:value-type="string" office:value="しんけい">
            <text:p>しんけい</text:p>
          </table:table-cell>
          <table:table-cell office:value-type="string" office:value="nerves">
            <text:p>ner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経が細かいですね。">
            <text:p>彼は神経が細かいですね。</text:p>
          </table:table-cell>
          <table:table-cell office:value-type="string" office:value="かれ は しんけい が こまかい です ね。">
            <text:p>かれ は しんけい が こまかい です ね。</text:p>
          </table:table-cell>
          <table:table-cell office:value-type="string" office:value="He is very sensitive.">
            <text:p>He is very sensi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義">
            <text:p>意義</text:p>
          </table:table-cell>
          <table:table-cell office:value-type="string" office:value="いぎ">
            <text:p>いぎ</text:p>
          </table:table-cell>
          <table:table-cell office:value-type="string" office:value="meaning, significance">
            <text:p>meaning, signific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事業には大きな意義があります。">
            <text:p>この事業には大きな意義があります。</text:p>
          </table:table-cell>
          <table:table-cell office:value-type="string" office:value="この じぎょう に は おおきな いぎ が あります。">
            <text:p>この じぎょう に は おおきな いぎ が あります。</text:p>
          </table:table-cell>
          <table:table-cell office:value-type="string" office:value="This project has enormous significance.">
            <text:p>This project has enormous signific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長">
            <text:p>延長</text:p>
          </table:table-cell>
          <table:table-cell office:value-type="string" office:value="えんちょう">
            <text:p>えんちょう</text:p>
          </table:table-cell>
          <table:table-cell office:value-type="string" office:value="extension, prolongation">
            <text:p>extension, prolon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会の会期が延長されたわね。">
            <text:p>国会の会期が延長されたわね。</text:p>
          </table:table-cell>
          <table:table-cell office:value-type="string" office:value="こっかい の かいき が えんちょう された わ ね。">
            <text:p>こっかい の かいき が えんちょう された わ ね。</text:p>
          </table:table-cell>
          <table:table-cell office:value-type="string" office:value="The Diet session has been extended.">
            <text:p>The Diet session has been exte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客">
            <text:p>観客</text:p>
          </table:table-cell>
          <table:table-cell office:value-type="string" office:value="かんきゃく">
            <text:p>かんきゃく</text:p>
          </table:table-cell>
          <table:table-cell office:value-type="string" office:value="audience, spectator">
            <text:p>audience, spect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観客は興奮していたよ。">
            <text:p>観客は興奮していたよ。</text:p>
          </table:table-cell>
          <table:table-cell office:value-type="string" office:value="かんきゃく は こうふん して いた よ。">
            <text:p>かんきゃく は こうふん して いた よ。</text:p>
          </table:table-cell>
          <table:table-cell office:value-type="string" office:value="The spectators were excited.">
            <text:p>The spectators were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武器">
            <text:p>武器</text:p>
          </table:table-cell>
          <table:table-cell office:value-type="string" office:value="ぶき">
            <text:p>ぶき</text:p>
          </table:table-cell>
          <table:table-cell office:value-type="string" office:value="weapon, arms">
            <text:p>weapon, arm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武器を取り、立ち上がった。">
            <text:p>彼らは武器を取り、立ち上がった。</text:p>
          </table:table-cell>
          <table:table-cell office:value-type="string" office:value="かれら は ぶき を とり、たちあがった。">
            <text:p>かれら は ぶき を とり、たちあがった。</text:p>
          </table:table-cell>
          <table:table-cell office:value-type="string" office:value="They took arms and stood up.">
            <text:p>They took arms and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刻">
            <text:p>深刻</text:p>
          </table:table-cell>
          <table:table-cell office:value-type="string" office:value="しんこく">
            <text:p>しんこく</text:p>
          </table:table-cell>
          <table:table-cell office:value-type="string" office:value="serious, grave">
            <text:p>serious, gra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深刻な問題です。">
            <text:p>これは深刻な問題です。</text:p>
          </table:table-cell>
          <table:table-cell office:value-type="string" office:value="これ は しんこくな もんだい です。">
            <text:p>これ は しんこくな もんだい です。</text:p>
          </table:table-cell>
          <table:table-cell office:value-type="string" office:value="This is a serious problem.">
            <text:p>This is a serious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面">
            <text:p>方面</text:p>
          </table:table-cell>
          <table:table-cell office:value-type="string" office:value="ほうめん">
            <text:p>ほうめん</text:p>
          </table:table-cell>
          <table:table-cell office:value-type="string" office:value="direction, area">
            <text:p>direction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縄方面にお出かけの方は台風にご注意ください。">
            <text:p>沖縄方面にお出かけの方は台風にご注意ください。</text:p>
          </table:table-cell>
          <table:table-cell office:value-type="string" office:value="おきなわ ほうめん に おでかけ の かた は たいふう に ごちゅうい ください。">
            <text:p>おきなわ ほうめん に おでかけ の かた は たいふう に ごちゅうい ください。</text:p>
          </table:table-cell>
          <table:table-cell office:value-type="string" office:value="People heading for the Okinawa area should be careful of typhoons.">
            <text:p>People heading for the Okinawa area should be careful of typho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前">
            <text:p>直前</text:p>
          </table:table-cell>
          <table:table-cell office:value-type="string" office:value="ちょくぜん">
            <text:p>ちょくぜん</text:p>
          </table:table-cell>
          <table:table-cell office:value-type="string" office:value="just before, immediately prior">
            <text:p>just before, immediately p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旅行の直前に熱が出たの。">
            <text:p>彼は旅行の直前に熱が出たの。</text:p>
          </table:table-cell>
          <table:table-cell office:value-type="string" office:value="かれ は りょこう の ちょくぜん に ねつ が でた の。">
            <text:p>かれ は りょこう の ちょくぜん に ねつ が でた の。</text:p>
          </table:table-cell>
          <table:table-cell office:value-type="string" office:value="He got a fever just before going on a trip.">
            <text:p>He got a fever just before going on a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品">
            <text:p>部品</text:p>
          </table:table-cell>
          <table:table-cell office:value-type="string" office:value="ぶひん">
            <text:p>ぶひん</text:p>
          </table:table-cell>
          <table:table-cell office:value-type="string" office:value="parts, accessories">
            <text:p>parts, accesso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部品を取り替えたんだ。">
            <text:p>車の部品を取り替えたんだ。</text:p>
          </table:table-cell>
          <table:table-cell office:value-type="string" office:value="くるま の ぶひん を とりかえた ん だ。">
            <text:p>くるま の ぶひん を とりかえた ん だ。</text:p>
          </table:table-cell>
          <table:table-cell office:value-type="string" office:value="I changed some parts of the car.">
            <text:p>I changed some parts of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慎重">
            <text:p>慎重</text:p>
          </table:table-cell>
          <table:table-cell office:value-type="string" office:value="しんちょう">
            <text:p>しんちょう</text:p>
          </table:table-cell>
          <table:table-cell office:value-type="string" office:value="discreet, prudent">
            <text:p>discreet, pru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もう一度慎重に見直しましょう。">
            <text:p>もう一度慎重に見直しましょう。</text:p>
          </table:table-cell>
          <table:table-cell office:value-type="string" office:value="もう いちど しんちょう に みなおしましょう。">
            <text:p>もう いちど しんちょう に みなおしましょう。</text:p>
          </table:table-cell>
          <table:table-cell office:value-type="string" office:value="Let's prudently review it again.">
            <text:p>Let's prudently review i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問">
            <text:p>学問</text:p>
          </table:table-cell>
          <table:table-cell office:value-type="string" office:value="がくもん">
            <text:p>がくもん</text:p>
          </table:table-cell>
          <table:table-cell office:value-type="string" office:value="learning, scholarship">
            <text:p>learning, scholar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少年の頃から学問が好きでした。">
            <text:p>彼は少年の頃から学問が好きでした。</text:p>
          </table:table-cell>
          <table:table-cell office:value-type="string" office:value="かれ は しょうねん の ころ から がくもん が すき でした。">
            <text:p>かれ は しょうねん の ころ から がくもん が すき でした。</text:p>
          </table:table-cell>
          <table:table-cell office:value-type="string" office:value="He's liked to learn ever since he was a little boy.">
            <text:p>He's liked to learn ever since he was a little b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伸ばす">
            <text:p>伸ばす</text:p>
          </table:table-cell>
          <table:table-cell office:value-type="string" office:value="のばす">
            <text:p>のばす</text:p>
          </table:table-cell>
          <table:table-cell office:value-type="string" office:value="stretch, grow (something)">
            <text:p>stretch, grow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トレッチで筋肉を伸ばしましょう。">
            <text:p>ストレッチで筋肉を伸ばしましょう。</text:p>
          </table:table-cell>
          <table:table-cell office:value-type="string" office:value="ストレッチ で きんにく を のばしましょう。">
            <text:p>ストレッチ で きんにく を のばしましょう。</text:p>
          </table:table-cell>
          <table:table-cell office:value-type="string" office:value="Let's stretch our muscles with exercises.">
            <text:p>Let's stretch our muscles with exerci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劇">
            <text:p>劇</text:p>
          </table:table-cell>
          <table:table-cell office:value-type="string" office:value="げき">
            <text:p>げき</text:p>
          </table:table-cell>
          <table:table-cell office:value-type="string" office:value="drama, play">
            <text:p>drama,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学校で子供たちの劇を見ました。">
            <text:p>小学校で子供たちの劇を見ました。</text:p>
          </table:table-cell>
          <table:table-cell office:value-type="string" office:value="しょうがっこう で こども たち の げき を みました。">
            <text:p>しょうがっこう で こども たち の げき を みました。</text:p>
          </table:table-cell>
          <table:table-cell office:value-type="string" office:value="I saw a children's play at an elementary school.">
            <text:p>I saw a children's play at a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別">
            <text:p>区別</text:p>
          </table:table-cell>
          <table:table-cell office:value-type="string" office:value="くべつ">
            <text:p>くべつ</text:p>
          </table:table-cell>
          <table:table-cell office:value-type="string" office:value="distinction, discrimination">
            <text:p>distinction, 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二人はそっくりで区別できない。">
            <text:p>あの二人はそっくりで区別できない。</text:p>
          </table:table-cell>
          <table:table-cell office:value-type="string" office:value="あの ふたり は そっくり で くべつ できない。">
            <text:p>あの ふたり は そっくり で くべつ できない。</text:p>
          </table:table-cell>
          <table:table-cell office:value-type="string" office:value="Those two look so identical that I can't tell them apart.">
            <text:p>Those two look so identical that I can't tell them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ばしば">
            <text:p>しばしば</text:p>
          </table:table-cell>
          <table:table-cell office:value-type="string" office:value="しばしば">
            <text:p>しばしば</text:p>
          </table:table-cell>
          <table:table-cell office:value-type="string" office:value="often, frequently (literary)">
            <text:p>often, frequently (literary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課長はしばしば出張します。">
            <text:p>課長はしばしば出張します。</text:p>
          </table:table-cell>
          <table:table-cell office:value-type="string" office:value="かちょう は しばしば しゅっちょうします。">
            <text:p>かちょう は しばしば しゅっちょうします。</text:p>
          </table:table-cell>
          <table:table-cell office:value-type="string" office:value="The section chief often goes on business trips.">
            <text:p>The section chief often goes on business tr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競技">
            <text:p>競技</text:p>
          </table:table-cell>
          <table:table-cell office:value-type="string" office:value="きょうぎ">
            <text:p>きょうぎ</text:p>
          </table:table-cell>
          <table:table-cell office:value-type="string" office:value="sports game, competitive sport">
            <text:p>sports game, competitive s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個人競技のスポーツが好きです。">
            <text:p>彼は個人競技のスポーツが好きです。</text:p>
          </table:table-cell>
          <table:table-cell office:value-type="string" office:value="かれ は こじん きょうぎ の スポーツ が すき です。">
            <text:p>かれ は こじん きょうぎ の スポーツ が すき です。</text:p>
          </table:table-cell>
          <table:table-cell office:value-type="string" office:value="He likes individual sports.">
            <text:p>He likes individual sp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辺り">
            <text:p>辺り</text:p>
          </table:table-cell>
          <table:table-cell office:value-type="string" office:value="あたり">
            <text:p>あたり</text:p>
          </table:table-cell>
          <table:table-cell office:value-type="string" office:value="vicinity, around">
            <text:p>vicinity, a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辺りを見回したの。">
            <text:p>辺りを見回したの。</text:p>
          </table:table-cell>
          <table:table-cell office:value-type="string" office:value="あたり を みまわした の。">
            <text:p>あたり を みまわした の。</text:p>
          </table:table-cell>
          <table:table-cell office:value-type="string" office:value="I looked around the area.">
            <text:p>I looked around the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直">
            <text:p>素直</text:p>
          </table:table-cell>
          <table:table-cell office:value-type="string" office:value="すなお">
            <text:p>すなお</text:p>
          </table:table-cell>
          <table:table-cell office:value-type="string" office:value="honest, straightforward">
            <text:p>honest, straightforw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素直で可愛いですね。">
            <text:p>彼女はとても素直で可愛いですね。</text:p>
          </table:table-cell>
          <table:table-cell office:value-type="string" office:value="かのじょ は とても すなお で かわいい です ね。">
            <text:p>かのじょ は とても すなお で かわいい です ね。</text:p>
          </table:table-cell>
          <table:table-cell office:value-type="string" office:value="She is very honest and cute.">
            <text:p>She is very honest and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事">
            <text:p>人事</text:p>
          </table:table-cell>
          <table:table-cell office:value-type="string" office:value="じんじ">
            <text:p>じんじ</text:p>
          </table:table-cell>
          <table:table-cell office:value-type="string" office:value="human affairs, personnel affairs">
            <text:p>human affairs, personne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事を担当しているんだ。">
            <text:p>彼は人事を担当しているんだ。</text:p>
          </table:table-cell>
          <table:table-cell office:value-type="string" office:value="かれ は じんじ を たんとう して いる ん だ。">
            <text:p>かれ は じんじ を たんとう して いる ん だ。</text:p>
          </table:table-cell>
          <table:table-cell office:value-type="string" office:value="He is in charge of personnel affairs.">
            <text:p>He is in charge of personnel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正">
            <text:p>不正</text:p>
          </table:table-cell>
          <table:table-cell office:value-type="string" office:value="ふせい">
            <text:p>ふせい</text:p>
          </table:table-cell>
          <table:table-cell office:value-type="string" office:value="fraud, injustice">
            <text:p>fraud, injust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で不正が見つかったよ。">
            <text:p>試験で不正が見つかったよ。</text:p>
          </table:table-cell>
          <table:table-cell office:value-type="string" office:value="しけん で ふせい が みつかった よ。">
            <text:p>しけん で ふせい が みつかった よ。</text:p>
          </table:table-cell>
          <table:table-cell office:value-type="string" office:value="Cheating was discovered in the exam.">
            <text:p>Cheating was discovered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長">
            <text:p>議長</text:p>
          </table:table-cell>
          <table:table-cell office:value-type="string" office:value="ぎちょう">
            <text:p>ぎちょう</text:p>
          </table:table-cell>
          <table:table-cell office:value-type="string" office:value="chairperson">
            <text:p>chair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長が開会の挨拶をしました。">
            <text:p>議長が開会の挨拶をしました。</text:p>
          </table:table-cell>
          <table:table-cell office:value-type="string" office:value="ぎちょう が かいかい の あいさつ を しました。">
            <text:p>ぎちょう が かいかい の あいさつ を しました。</text:p>
          </table:table-cell>
          <table:table-cell office:value-type="string" office:value="The chairperson made the opening speech at the conference.">
            <text:p>The chairperson made the opening speech at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用">
            <text:p>応用</text:p>
          </table:table-cell>
          <table:table-cell office:value-type="string" office:value="おうよう">
            <text:p>おうよう</text:p>
          </table:table-cell>
          <table:table-cell office:value-type="string" office:value="application, usage">
            <text:p>application, u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レシピはいろいろ応用できます。">
            <text:p>このレシピはいろいろ応用できます。</text:p>
          </table:table-cell>
          <table:table-cell office:value-type="string" office:value="この レシピ は いろいろ おうよう できます。">
            <text:p>この レシピ は いろいろ おうよう できます。</text:p>
          </table:table-cell>
          <table:table-cell office:value-type="string" office:value="This recipe can be used in many ways.">
            <text:p>This recipe can be used in many 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なに">
            <text:p>どんなに</text:p>
          </table:table-cell>
          <table:table-cell office:value-type="string" office:value="どんなに">
            <text:p>どんなに</text:p>
          </table:table-cell>
          <table:table-cell office:value-type="string" office:value="how much, no matter how much or how many">
            <text:p>how much, no matter how much or how man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どんなに嬉しかったろう。">
            <text:p>彼女はどんなに嬉しかったろう。</text:p>
          </table:table-cell>
          <table:table-cell office:value-type="string" office:value="かのじょ は どんな に うれしかった ろう。">
            <text:p>かのじょ は どんな に うれしかった ろう。</text:p>
          </table:table-cell>
          <table:table-cell office:value-type="string" office:value="How happy she must have been.">
            <text:p>How happy she must have b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党">
            <text:p>政党</text:p>
          </table:table-cell>
          <table:table-cell office:value-type="string" office:value="せいとう">
            <text:p>せいとう</text:p>
          </table:table-cell>
          <table:table-cell office:value-type="string" office:value="political party">
            <text:p>politica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選挙では3つの政党が争っています。">
            <text:p>選挙では3つの政党が争っています。</text:p>
          </table:table-cell>
          <table:table-cell office:value-type="string" office:value="せんきょ で は みっつ の せいとう が あらそって います。">
            <text:p>せんきょ で は みっつ の せいとう が あらそって います。</text:p>
          </table:table-cell>
          <table:table-cell office:value-type="string" office:value="Three political parties are competing in the election.">
            <text:p>Three political parties are competing i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生">
            <text:p>一生</text:p>
          </table:table-cell>
          <table:table-cell office:value-type="string" office:value="いっしょう">
            <text:p>いっしょう</text:p>
          </table:table-cell>
          <table:table-cell office:value-type="string" office:value="lifetime">
            <text:p>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生のお願いがあります。">
            <text:p>一生のお願いがあります。</text:p>
          </table:table-cell>
          <table:table-cell office:value-type="string" office:value="いっしょう の おねがい が あります。">
            <text:p>いっしょう の おねがい が あります。</text:p>
          </table:table-cell>
          <table:table-cell office:value-type="string" office:value="I have a once-in-a-lifetime favor.">
            <text:p>I have a once-in-a-lifetime fav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底">
            <text:p>底</text:p>
          </table:table-cell>
          <table:table-cell office:value-type="string" office:value="そこ">
            <text:p>そこ</text:p>
          </table:table-cell>
          <table:table-cell office:value-type="string" office:value="bottom, depth">
            <text:p>bottom, dep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ップの底が濡れていますよ。">
            <text:p>コップの底が濡れていますよ。</text:p>
          </table:table-cell>
          <table:table-cell office:value-type="string" office:value="コップ の そこ が ぬれて います よ。">
            <text:p>コップ の そこ が ぬれて います よ。</text:p>
          </table:table-cell>
          <table:table-cell office:value-type="string" office:value="The bottom of the glass is wet.">
            <text:p>The bottom of the glass is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許">
            <text:p>免許</text:p>
          </table:table-cell>
          <table:table-cell office:value-type="string" office:value="めんきょ">
            <text:p>めんきょ</text:p>
          </table:table-cell>
          <table:table-cell office:value-type="string" office:value="license, qualification">
            <text:p>license, qualif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運転免許を手に入れたよ。">
            <text:p>やっと運転免許を手に入れたよ。</text:p>
          </table:table-cell>
          <table:table-cell office:value-type="string" office:value="やっと うんてん めんきょ を て に いれた よ。">
            <text:p>やっと うんてん めんきょ を て に いれた よ。</text:p>
          </table:table-cell>
          <table:table-cell office:value-type="string" office:value="I finally got my driver's license.">
            <text:p>I finally got my driver's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力">
            <text:p>強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powerful">
            <text:p>pow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強力な接着剤ね。">
            <text:p>これは強力な接着剤ね。</text:p>
          </table:table-cell>
          <table:table-cell office:value-type="string" office:value="これ は きょうりょくな せっちゃく ざい ね。">
            <text:p>これ は きょうりょくな せっちゃく ざい ね。</text:p>
          </table:table-cell>
          <table:table-cell office:value-type="string" office:value="This is a powerful adhesive stick.">
            <text:p>This is a powerful adhesiv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力">
            <text:p>実力</text:p>
          </table:table-cell>
          <table:table-cell office:value-type="string" office:value="じつりょく">
            <text:p>じつりょく</text:p>
          </table:table-cell>
          <table:table-cell office:value-type="string" office:value="(real) ability, capability">
            <text:p>(real) 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実力は互角です。">
            <text:p>二人の実力は互角です。</text:p>
          </table:table-cell>
          <table:table-cell office:value-type="string" office:value="ふたり の じつりょく は ごかく です。">
            <text:p>ふたり の じつりょく は ごかく です。</text:p>
          </table:table-cell>
          <table:table-cell office:value-type="string" office:value="The abilities of the two are equally matched.">
            <text:p>The abilities of the two are equally mat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ぐ">
            <text:p>防ぐ</text:p>
          </table:table-cell>
          <table:table-cell office:value-type="string" office:value="ふせぐ">
            <text:p>ふせぐ</text:p>
          </table:table-cell>
          <table:table-cell office:value-type="string" office:value="prevent">
            <text:p>prev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怪我を防ぐためによくストレッチをしてください。">
            <text:p>怪我を防ぐためによくストレッチをしてください。</text:p>
          </table:table-cell>
          <table:table-cell office:value-type="string" office:value="けが を ふせぐ ため に よく ストレッチ を して ください。">
            <text:p>けが を ふせぐ ため に よく ストレッチ を して ください。</text:p>
          </table:table-cell>
          <table:table-cell office:value-type="string" office:value="Please stretch well to prevent injuries.">
            <text:p>Please stretch well to prevent inju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">
            <text:p>順</text:p>
          </table:table-cell>
          <table:table-cell office:value-type="string" office:value="じゅん">
            <text:p>じゅん</text:p>
          </table:table-cell>
          <table:table-cell office:value-type="string" office:value="order, in order of">
            <text:p>order, in order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うえお順に並べてください。">
            <text:p>あいうえお順に並べてください。</text:p>
          </table:table-cell>
          <table:table-cell office:value-type="string" office:value="あいうえお じゅん に ならべて ください。">
            <text:p>あいうえお じゅん に ならべて ください。</text:p>
          </table:table-cell>
          <table:table-cell office:value-type="string" office:value="Please place them in order of the Japanese alphabet.">
            <text:p>Please place them in order of the Japanes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曲">
            <text:p>作曲</text:p>
          </table:table-cell>
          <table:table-cell office:value-type="string" office:value="さっきょく">
            <text:p>さっきょく</text:p>
          </table:table-cell>
          <table:table-cell office:value-type="string" office:value="composition (music)">
            <text:p>composition (mus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曲は誰が作曲したのですか。">
            <text:p>この曲は誰が作曲したのですか。</text:p>
          </table:table-cell>
          <table:table-cell office:value-type="string" office:value="この きょく は だれ が さっきょく した の です か。">
            <text:p>この きょく は だれ が さっきょく した の です か。</text:p>
          </table:table-cell>
          <table:table-cell office:value-type="string" office:value="Who composed this piece of music?">
            <text:p>Who composed this piece of music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業">
            <text:p>失業</text:p>
          </table:table-cell>
          <table:table-cell office:value-type="string" office:value="しつぎょう">
            <text:p>しつぎょう</text:p>
          </table:table-cell>
          <table:table-cell office:value-type="string" office:value="unemployment, loss of job">
            <text:p>unemployment, loss of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達のお父さんが突然失業したの。">
            <text:p>友達のお父さんが突然失業したの。</text:p>
          </table:table-cell>
          <table:table-cell office:value-type="string" office:value="ともだち の おとうさん が とつぜん しつぎょう した の。">
            <text:p>ともだち の おとうさん が とつぜん しつぎょう した の。</text:p>
          </table:table-cell>
          <table:table-cell office:value-type="string" office:value="My friend's father suddenly lost his job.">
            <text:p>My friend's father suddenly lost 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任せる">
            <text:p>任せる</text:p>
          </table:table-cell>
          <table:table-cell office:value-type="string" office:value="まかせる">
            <text:p>まかせる</text:p>
          </table:table-cell>
          <table:table-cell office:value-type="string" office:value="entrust to, leave it to">
            <text:p>entrust to, leave i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仕事は君に任せる。">
            <text:p>この仕事は君に任せる。</text:p>
          </table:table-cell>
          <table:table-cell office:value-type="string" office:value="この しごと は きみ に まかせる。">
            <text:p>この しごと は きみ に まかせる。</text:p>
          </table:table-cell>
          <table:table-cell office:value-type="string" office:value="I'm leaving this work up to you.">
            <text:p>I'm leaving this work up to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す">
            <text:p>指す</text:p>
          </table:table-cell>
          <table:table-cell office:value-type="string" office:value="さす">
            <text:p>さす</text:p>
          </table:table-cell>
          <table:table-cell office:value-type="string" office:value="point to, aim at">
            <text:p>point to, aim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計が12時を指してる。">
            <text:p>時計が12時を指してる。</text:p>
          </table:table-cell>
          <table:table-cell office:value-type="string" office:value="とけい が 12 じ を さしてる。">
            <text:p>とけい が 12 じ を さしてる。</text:p>
          </table:table-cell>
          <table:table-cell office:value-type="string" office:value="The clock is pointing to 12 o'clock.">
            <text:p>The clock is pointing to 12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古">
            <text:p>中古</text:p>
          </table:table-cell>
          <table:table-cell office:value-type="string" office:value="ちゅうこ">
            <text:p>ちゅうこ</text:p>
          </table:table-cell>
          <table:table-cell office:value-type="string" office:value="secondhand (used) goods">
            <text:p>secondhand (used)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は中古で買ったんだ。">
            <text:p>その車は中古で買ったんだ。</text:p>
          </table:table-cell>
          <table:table-cell office:value-type="string" office:value="その くるま は ちゅうこ で かった ん だ。">
            <text:p>その くるま は ちゅうこ で かった ん だ。</text:p>
          </table:table-cell>
          <table:table-cell office:value-type="string" office:value="I bought the car secondhand.">
            <text:p>I bought the car second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級">
            <text:p>高級</text:p>
          </table:table-cell>
          <table:table-cell office:value-type="string" office:value="こうきゅう">
            <text:p>こうきゅう</text:p>
          </table:table-cell>
          <table:table-cell office:value-type="string" office:value="high-ranking, high-class">
            <text:p>high-ranking, high-cla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高級ホテルに泊まったの。">
            <text:p>私たちは高級ホテルに泊まったの。</text:p>
          </table:table-cell>
          <table:table-cell office:value-type="string" office:value="わたし たち は こうきゅう ホテル に とまった の。">
            <text:p>わたし たち は こうきゅう ホテル に とまった の。</text:p>
          </table:table-cell>
          <table:table-cell office:value-type="string" office:value="We stayed at a high-class hotel.">
            <text:p>We stayed at a high-clas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存じる">
            <text:p>存じる</text:p>
          </table:table-cell>
          <table:table-cell office:value-type="string" office:value="ぞんじる">
            <text:p>ぞんじる</text:p>
          </table:table-cell>
          <table:table-cell office:value-type="string" office:value="think, know (humble)">
            <text:p>think, know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郵便局はどこかご存じですか。">
            <text:p>郵便局はどこかご存じですか。</text:p>
          </table:table-cell>
          <table:table-cell office:value-type="string" office:value="ゆうびんきょく は どこ か ごぞんじ です か。">
            <text:p>ゆうびんきょく は どこ か ごぞんじ です か。</text:p>
          </table:table-cell>
          <table:table-cell office:value-type="string" office:value="Do you know where the post office is?">
            <text:p>Do you know where the post office 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息">
            <text:p>息</text:p>
          </table:table-cell>
          <table:table-cell office:value-type="string" office:value="いき">
            <text:p>いき</text:p>
          </table:table-cell>
          <table:table-cell office:value-type="string" office:value="breath">
            <text:p>br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息を吸ってください。">
            <text:p>大きく息を吸ってください。</text:p>
          </table:table-cell>
          <table:table-cell office:value-type="string" office:value="おおきく いき を すって ください。">
            <text:p>おおきく いき を すって ください。</text:p>
          </table:table-cell>
          <table:table-cell office:value-type="string" office:value="Please take a deep breath.">
            <text:p>Please take a deep br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豊富">
            <text:p>豊富</text:p>
          </table:table-cell>
          <table:table-cell office:value-type="string" office:value="ほうふ">
            <text:p>ほうふ</text:p>
          </table:table-cell>
          <table:table-cell office:value-type="string" office:value="abundant, plentiful">
            <text:p>abundant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果物はビタミンが豊富です。">
            <text:p>この果物はビタミンが豊富です。</text:p>
          </table:table-cell>
          <table:table-cell office:value-type="string" office:value="この くだもの は ビタミン が ほうふ です。">
            <text:p>この くだもの は ビタミン が ほうふ です。</text:p>
          </table:table-cell>
          <table:table-cell office:value-type="string" office:value="This fruit is abundant in vitamins.">
            <text:p>This fruit is abundant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り">
            <text:p>余り</text:p>
          </table:table-cell>
          <table:table-cell office:value-type="string" office:value="あまり">
            <text:p>あまり</text:p>
          </table:table-cell>
          <table:table-cell office:value-type="string" office:value="remainder, leftover">
            <text:p>remainder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りは次回使いましょう。">
            <text:p>余りは次回使いましょう。</text:p>
          </table:table-cell>
          <table:table-cell office:value-type="string" office:value="あまり は じかい つかいましょう。">
            <text:p>あまり は じかい つかいましょう。</text:p>
          </table:table-cell>
          <table:table-cell office:value-type="string" office:value="Let's use the leftover next time.">
            <text:p>Let's use the leftover nex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秀">
            <text:p>優秀</text:p>
          </table:table-cell>
          <table:table-cell office:value-type="string" office:value="ゆうしゅう">
            <text:p>ゆうしゅう</text:p>
          </table:table-cell>
          <table:table-cell office:value-type="string" office:value="excellent, exceptional">
            <text:p>excellent, excep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優秀な生徒です。">
            <text:p>彼はとても優秀な生徒です。</text:p>
          </table:table-cell>
          <table:table-cell office:value-type="string" office:value="かれ は とても ゆうしゅうな せいと です。">
            <text:p>かれ は とても ゆうしゅうな せいと です。</text:p>
          </table:table-cell>
          <table:table-cell office:value-type="string" office:value="He's a very exceptional student.">
            <text:p>He's a very excep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わる">
            <text:p>加わる</text:p>
          </table:table-cell>
          <table:table-cell office:value-type="string" office:value="くわわる">
            <text:p>くわわる</text:p>
          </table:table-cell>
          <table:table-cell office:value-type="string" office:value="join in">
            <text:p>join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のチームに彼が加わった。">
            <text:p>私たちのチームに彼が加わった。</text:p>
          </table:table-cell>
          <table:table-cell office:value-type="string" office:value="わたし たち の チーム に かれ が くわわった。">
            <text:p>わたし たち の チーム に かれ が くわわった。</text:p>
          </table:table-cell>
          <table:table-cell office:value-type="string" office:value="He joined our team.">
            <text:p>He joined our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音">
            <text:p>発音</text:p>
          </table:table-cell>
          <table:table-cell office:value-type="string" office:value="はつおん">
            <text:p>はつおん</text:p>
          </table:table-cell>
          <table:table-cell office:value-type="string" office:value="pronunciation">
            <text:p>pronunc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単語を発音してください。">
            <text:p>この単語を発音してください。</text:p>
          </table:table-cell>
          <table:table-cell office:value-type="string" office:value="この たんご を はつおん して ください。">
            <text:p>この たんご を はつおん して ください。</text:p>
          </table:table-cell>
          <table:table-cell office:value-type="string" office:value="Please pronounce this word.">
            <text:p>Please pronounce this w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系">
            <text:p>体系</text:p>
          </table:table-cell>
          <table:table-cell office:value-type="string" office:value="たいけい">
            <text:p>たいけい</text:p>
          </table:table-cell>
          <table:table-cell office:value-type="string" office:value="system, organization">
            <text:p>system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勤務の体系を見直すことにしました。">
            <text:p>勤務の体系を見直すことにしました。</text:p>
          </table:table-cell>
          <table:table-cell office:value-type="string" office:value="きんむ の たいけい を みなおす こと に しました。">
            <text:p>きんむ の たいけい を みなおす こと に しました。</text:p>
          </table:table-cell>
          <table:table-cell office:value-type="string" office:value="We've decided to review the work system.">
            <text:p>We've decided to review the work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一">
            <text:p>同一</text:p>
          </table:table-cell>
          <table:table-cell office:value-type="string" office:value="どういつ">
            <text:p>どういつ</text:p>
          </table:table-cell>
          <table:table-cell office:value-type="string" office:value="totally identical, same">
            <text:p>totally identical, sa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人とその人は、同一人物ですか。">
            <text:p>この人とその人は、同一人物ですか。</text:p>
          </table:table-cell>
          <table:table-cell office:value-type="string" office:value="この ひと と その ひと は、どういつ じんぶつ です か。">
            <text:p>この ひと と その ひと は、どういつ じんぶつ です か。</text:p>
          </table:table-cell>
          <table:table-cell office:value-type="string" office:value="Are this person and that person the same?">
            <text:p>Are this person and that person the s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車">
            <text:p>列車</text:p>
          </table:table-cell>
          <table:table-cell office:value-type="string" office:value="れっしゃ">
            <text:p>れっ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がホームに入ってきた。">
            <text:p>列車がホームに入ってきた。</text:p>
          </table:table-cell>
          <table:table-cell office:value-type="string" office:value="れっしゃ が ホーム に はいって きた。">
            <text:p>れっしゃ が ホーム に はいって きた。</text:p>
          </table:table-cell>
          <table:table-cell office:value-type="string" office:value="The train has arrived at the platform.">
            <text:p>The train has arrived at the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了">
            <text:p>完了</text:p>
          </table:table-cell>
          <table:table-cell office:value-type="string" office:value="かんりょう">
            <text:p>かんりょう</text:p>
          </table:table-cell>
          <table:table-cell office:value-type="string" office:value="completion (of a task, preparation, etc.), finish">
            <text:p>completion (of a task, preparation, etc.), fin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仕事は全て完了しました。">
            <text:p>仕事は全て完了しました。</text:p>
          </table:table-cell>
          <table:table-cell office:value-type="string" office:value="しごと は すべて かんりょう しました。">
            <text:p>しごと は すべて かんりょう しました。</text:p>
          </table:table-cell>
          <table:table-cell office:value-type="string" office:value="I finished all the work.">
            <text:p>I finished all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位">
            <text:p>地位</text:p>
          </table:table-cell>
          <table:table-cell office:value-type="string" office:value="ちい">
            <text:p>ちい</text:p>
          </table:table-cell>
          <table:table-cell office:value-type="string" office:value="position, status">
            <text:p>position,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社で高い地位に就いているよ。">
            <text:p>彼女は会社で高い地位に就いているよ。</text:p>
          </table:table-cell>
          <table:table-cell office:value-type="string" office:value="かのじょ は かいしゃ で たかい ちい に ついて いる よ。">
            <text:p>かのじょ は かいしゃ で たかい ちい に ついて いる よ。</text:p>
          </table:table-cell>
          <table:table-cell office:value-type="string" office:value="She holds a high position in the company.">
            <text:p>She holds a high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歩">
            <text:p>進歩</text:p>
          </table:table-cell>
          <table:table-cell office:value-type="string" office:value="しんぽ">
            <text:p>しんぽ</text:p>
          </table:table-cell>
          <table:table-cell office:value-type="string" office:value="progress, advancement">
            <text:p>progress, adva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科学技術は目覚ましく進歩しているの。">
            <text:p>科学技術は目覚ましく進歩しているの。</text:p>
          </table:table-cell>
          <table:table-cell office:value-type="string" office:value="かがく ぎじゅつ は めざましく しんぽ して いる の。">
            <text:p>かがく ぎじゅつ は めざましく しんぽ して いる の。</text:p>
          </table:table-cell>
          <table:table-cell office:value-type="string" office:value="Science technology is making remarkable progress.">
            <text:p>Science technology is making remarkable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欄">
            <text:p>欄</text:p>
          </table:table-cell>
          <table:table-cell office:value-type="string" office:value="らん">
            <text:p>らん</text:p>
          </table:table-cell>
          <table:table-cell office:value-type="string" office:value="column, field">
            <text:p>colum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名前は上の欄にお書きください。">
            <text:p>お名前は上の欄にお書きください。</text:p>
          </table:table-cell>
          <table:table-cell office:value-type="string" office:value="おなまえ は うえ の らん に おかき ください。">
            <text:p>おなまえ は うえ の らん に おかき ください。</text:p>
          </table:table-cell>
          <table:table-cell office:value-type="string" office:value="Please write your name in the top field.">
            <text:p>Please write your name in the top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み">
            <text:p>好み</text:p>
          </table:table-cell>
          <table:table-cell office:value-type="string" office:value="このみ">
            <text:p>このみ</text:p>
          </table:table-cell>
          <table:table-cell office:value-type="string" office:value="taste, preference">
            <text:p>taste, pre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と私は服の好みが似ています。">
            <text:p>姉と私は服の好みが似ています。</text:p>
          </table:table-cell>
          <table:table-cell office:value-type="string" office:value="あね と わたし は ふく の このみ が にて います。">
            <text:p>あね と わたし は ふく の このみ が にて います。</text:p>
          </table:table-cell>
          <table:table-cell office:value-type="string" office:value="My elder sister and I have the same taste in clothes.">
            <text:p>My elder sister and I have the same taste in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転">
            <text:p>移転</text:p>
          </table:table-cell>
          <table:table-cell office:value-type="string" office:value="いてん">
            <text:p>いてん</text:p>
          </table:table-cell>
          <table:table-cell office:value-type="string" office:value="relocation, move">
            <text:p>relocation, mo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移転したよ。">
            <text:p>彼の会社は移転したよ。</text:p>
          </table:table-cell>
          <table:table-cell office:value-type="string" office:value="かれ の かいしゃ は いてん した よ。">
            <text:p>かれ の かいしゃ は いてん した よ。</text:p>
          </table:table-cell>
          <table:table-cell office:value-type="string" office:value="His company relocated.">
            <text:p>His company re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般">
            <text:p>全般</text:p>
          </table:table-cell>
          <table:table-cell office:value-type="string" office:value="ぜんぱん">
            <text:p>ぜんぱん</text:p>
          </table:table-cell>
          <table:table-cell office:value-type="string" office:value="general, all-round">
            <text:p>general, all-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植物全般に詳しいね。">
            <text:p>彼は植物全般に詳しいね。</text:p>
          </table:table-cell>
          <table:table-cell office:value-type="string" office:value="かれ は しょくぶつ ぜんぱん に くわしい ね。">
            <text:p>かれ は しょくぶつ ぜんぱん に くわしい ね。</text:p>
          </table:table-cell>
          <table:table-cell office:value-type="string" office:value="He has all-round knowledge about plants.">
            <text:p>He has all-round knowledge about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合">
            <text:p>集合</text:p>
          </table:table-cell>
          <table:table-cell office:value-type="string" office:value="しゅうごう">
            <text:p>しゅうごう</text:p>
          </table:table-cell>
          <table:table-cell office:value-type="string" office:value="gathering, aggregation">
            <text:p>gathering, aggr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7時5分に駅で集合しましょう。">
            <text:p>7時5分に駅で集合しましょう。</text:p>
          </table:table-cell>
          <table:table-cell office:value-type="string" office:value="7 じ 5 ふん に えき で しゅうごう しましょう。">
            <text:p>7 じ 5 ふん に えき で しゅうごう しましょう。</text:p>
          </table:table-cell>
          <table:table-cell office:value-type="string" office:value="Let's meet at the station at 7:05">
            <text:p>Let's meet at the station at 7: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す">
            <text:p>増す</text:p>
          </table:table-cell>
          <table:table-cell office:value-type="string" office:value="ます">
            <text:p>ます</text:p>
          </table:table-cell>
          <table:table-cell office:value-type="string" office:value="increase">
            <text:p>incr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川の水かさが増しているな。">
            <text:p>大雨で川の水かさが増しているな。</text:p>
          </table:table-cell>
          <table:table-cell office:value-type="string" office:value="おおあめ で かわ の みずかさ が まして いる な。">
            <text:p>おおあめ で かわ の みずかさ が まして いる な。</text:p>
          </table:table-cell>
          <table:table-cell office:value-type="string" office:value="The downpour has caused the water level of the river to increase.">
            <text:p>The downpour has caused the water level of the river to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に">
            <text:p>共に</text:p>
          </table:table-cell>
          <table:table-cell office:value-type="string" office:value="ともに">
            <text:p>ともに</text:p>
          </table:table-cell>
          <table:table-cell office:value-type="string" office:value="together (formal)">
            <text:p>together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最後まで共にがんばりましょう。">
            <text:p>最後まで共にがんばりましょう。</text:p>
          </table:table-cell>
          <table:table-cell office:value-type="string" office:value="さいご まで ともに がんばりましょう。">
            <text:p>さいご まで ともに がんばりましょう。</text:p>
          </table:table-cell>
          <table:table-cell office:value-type="string" office:value="Let's try our best together right to the end.">
            <text:p>Let's try our best together right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く">
            <text:p>効く</text:p>
          </table:table-cell>
          <table:table-cell office:value-type="string" office:value="きく">
            <text:p>きく</text:p>
          </table:table-cell>
          <table:table-cell office:value-type="string" office:value="take effect, work">
            <text:p>take effect, wo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薬はあまりよく効かないよ。">
            <text:p>この薬はあまりよく効かないよ。</text:p>
          </table:table-cell>
          <table:table-cell office:value-type="string" office:value="この くすり は あまり よく きかない よ。">
            <text:p>この くすり は あまり よく きかない よ。</text:p>
          </table:table-cell>
          <table:table-cell office:value-type="string" office:value="This medicine doesn't work very well.">
            <text:p>This medicine doesn't work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明">
            <text:p>文明</text:p>
          </table:table-cell>
          <table:table-cell office:value-type="string" office:value="ぶんめい">
            <text:p>ぶんめい</text:p>
          </table:table-cell>
          <table:table-cell office:value-type="string" office:value="civilization, culture">
            <text:p>civilization, 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文明は川の近くで始まった。">
            <text:p>多くの文明は川の近くで始まった。</text:p>
          </table:table-cell>
          <table:table-cell office:value-type="string" office:value="おおく の ぶんめい は かわ の ちかく で はじまった。">
            <text:p>おおく の ぶんめい は かわ の ちかく で はじまった。</text:p>
          </table:table-cell>
          <table:table-cell office:value-type="string" office:value="A lot of civilizations started near rivers.">
            <text:p>A lot of civilizations started near riv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はやり">
            <text:p>はやり</text:p>
          </table:table-cell>
          <table:table-cell office:value-type="string" office:value="fashion, trend (rather casual)">
            <text:p>fashion, trend (rather casu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は今の流行です。">
            <text:p>この服は今の流行です。</text:p>
          </table:table-cell>
          <table:table-cell office:value-type="string" office:value="この ふく は いま の はやり です。">
            <text:p>この ふく は いま の はやり です。</text:p>
          </table:table-cell>
          <table:table-cell office:value-type="string" office:value="These clothes are in fashion now.">
            <text:p>These clothes are in fash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店">
            <text:p>商店</text:p>
          </table:table-cell>
          <table:table-cell office:value-type="string" office:value="しょうてん">
            <text:p>しょうてん</text:p>
          </table:table-cell>
          <table:table-cell office:value-type="string" office:value="shop, store (often used in store names)">
            <text:p>shop, store (often used in store nam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通りには商店が多いね。">
            <text:p>この通りには商店が多いね。</text:p>
          </table:table-cell>
          <table:table-cell office:value-type="string" office:value="この とおり に は しょうてん が おおい ね。">
            <text:p>この とおり に は しょうてん が おおい ね。</text:p>
          </table:table-cell>
          <table:table-cell office:value-type="string" office:value="There are many shops on this street.">
            <text:p>There are many shops on this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輝く">
            <text:p>輝く</text:p>
          </table:table-cell>
          <table:table-cell office:value-type="string" office:value="かがやく">
            <text:p>かがやく</text:p>
          </table:table-cell>
          <table:table-cell office:value-type="string" office:value="shine, glitter">
            <text:p>shine, gli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瞳は喜びで輝いていますね。">
            <text:p>彼女の瞳は喜びで輝いていますね。</text:p>
          </table:table-cell>
          <table:table-cell office:value-type="string" office:value="かのじょ の ひとみ は よろこび で かがやいて います ね。">
            <text:p>かのじょ の ひとみ は よろこび で かがやいて います ね。</text:p>
          </table:table-cell>
          <table:table-cell office:value-type="string" office:value="Her eyes are shining with delight.">
            <text:p>Her eyes are shining with de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てる">
            <text:p>当てる</text:p>
          </table:table-cell>
          <table:table-cell office:value-type="string" office:value="あてる">
            <text:p>あてる</text:p>
          </table:table-cell>
          <table:table-cell office:value-type="string" office:value="guess, hit the jackpot">
            <text:p>guess, hit the jackp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くじ引きで一等賞を当てたよ。">
            <text:p>彼はくじ引きで一等賞を当てたよ。</text:p>
          </table:table-cell>
          <table:table-cell office:value-type="string" office:value="かれ は くじびき で いっとう しょう を あてた よ。">
            <text:p>かれ は くじびき で いっとう しょう を あてた よ。</text:p>
          </table:table-cell>
          <table:table-cell office:value-type="string" office:value="He won the first prize in the lottery.">
            <text:p>He won the first prize in the lott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家">
            <text:p>農家</text:p>
          </table:table-cell>
          <table:table-cell office:value-type="string" office:value="のうか">
            <text:p>のうか</text:p>
          </table:table-cell>
          <table:table-cell office:value-type="string" office:value="farm">
            <text:p>f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農家に生まれました。">
            <text:p>彼は農家に生まれました。</text:p>
          </table:table-cell>
          <table:table-cell office:value-type="string" office:value="かれ は のうか に うまれました。">
            <text:p>かれ は のうか に うまれました。</text:p>
          </table:table-cell>
          <table:table-cell office:value-type="string" office:value="He was born into a farming family.">
            <text:p>He was born into a farming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">
            <text:p>損</text:p>
          </table:table-cell>
          <table:table-cell office:value-type="string" office:value="そん">
            <text:p>そん</text:p>
          </table:table-cell>
          <table:table-cell office:value-type="string" office:value="loss, damage">
            <text:p>loss, da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チンコで5000円損しました。">
            <text:p>パチンコで5000円損しました。</text:p>
          </table:table-cell>
          <table:table-cell office:value-type="string" office:value="パチンコ で 5000 えん そん しました。">
            <text:p>パチンコ で 5000 えん そん しました。</text:p>
          </table:table-cell>
          <table:table-cell office:value-type="string" office:value="I lost 5,000 yen at pachinko.">
            <text:p>I lost 5,000 yen at pachink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子">
            <text:p>男子</text:p>
          </table:table-cell>
          <table:table-cell office:value-type="string" office:value="だんし">
            <text:p>だんし</text:p>
          </table:table-cell>
          <table:table-cell office:value-type="string" office:value="boy (usually over the age of 7), young man">
            <text:p>boy (usually over the age of 7), 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子はこっちに並んで。">
            <text:p>男子はこっちに並んで。</text:p>
          </table:table-cell>
          <table:table-cell office:value-type="string" office:value="だんし は こっち に ならんで。">
            <text:p>だんし は こっち に ならんで。</text:p>
          </table:table-cell>
          <table:table-cell office:value-type="string" office:value="Boys, you line up here.">
            <text:p>Boys, you line up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育児">
            <text:p>育児</text:p>
          </table:table-cell>
          <table:table-cell office:value-type="string" office:value="いくじ">
            <text:p>いくじ</text:p>
          </table:table-cell>
          <table:table-cell office:value-type="string" office:value="childcare, child-raising">
            <text:p>childcare, child-ra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育児で忙しいよ。">
            <text:p>彼女は育児で忙しいよ。</text:p>
          </table:table-cell>
          <table:table-cell office:value-type="string" office:value="かのじょ は いくじ で いそがしい よ。">
            <text:p>かのじょ は いくじ で いそがしい よ。</text:p>
          </table:table-cell>
          <table:table-cell office:value-type="string" office:value="She is busy taking care of her children.">
            <text:p>She is busy taking care of he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部">
            <text:p>学部</text:p>
          </table:table-cell>
          <table:table-cell office:value-type="string" office:value="がくぶ">
            <text:p>がくぶ</text:p>
          </table:table-cell>
          <table:table-cell office:value-type="string" office:value="faculty, department">
            <text:p>faculty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経済学部の学生です。">
            <text:p>彼は経済学部の学生です。</text:p>
          </table:table-cell>
          <table:table-cell office:value-type="string" office:value="かれ は けいざい がくぶ の がくせい です。">
            <text:p>かれ は けいざい がくぶ の がくせい です。</text:p>
          </table:table-cell>
          <table:table-cell office:value-type="string" office:value="He is a student in the Department of Economics.">
            <text:p>He is a student in the Department of Econom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む">
            <text:p>苦しむ</text:p>
          </table:table-cell>
          <table:table-cell office:value-type="string" office:value="くるしむ">
            <text:p>くるしむ</text:p>
          </table:table-cell>
          <table:table-cell office:value-type="string" office:value="suffer">
            <text:p>suff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アレルギーに苦しんでいます。">
            <text:p>彼女はアレルギーに苦しんでいます。</text:p>
          </table:table-cell>
          <table:table-cell office:value-type="string" office:value="かのじょ は アレルギー に くるしんで います。">
            <text:p>かのじょ は アレルギー に くるしんで います。</text:p>
          </table:table-cell>
          <table:table-cell office:value-type="string" office:value="She suffers from an allergy.">
            <text:p>She suffers from an all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事">
            <text:p>行事</text:p>
          </table:table-cell>
          <table:table-cell office:value-type="string" office:value="ぎょうじ">
            <text:p>ぎょうじ</text:p>
          </table:table-cell>
          <table:table-cell office:value-type="string" office:value="regular event">
            <text:p>regular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学校で行事がありました。">
            <text:p>今日は学校で行事がありました。</text:p>
          </table:table-cell>
          <table:table-cell office:value-type="string" office:value="きょう は がっこう で ぎょうじ が ありました。">
            <text:p>きょう は がっこう で ぎょうじ が ありました。</text:p>
          </table:table-cell>
          <table:table-cell office:value-type="string" office:value="There was an event at school today.">
            <text:p>There was an event at schoo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ズム">
            <text:p>リズム</text:p>
          </table:table-cell>
          <table:table-cell office:value-type="string" office:value="リズム">
            <text:p>リズム</text:p>
          </table:table-cell>
          <table:table-cell office:value-type="string" office:value="rhythm">
            <text:p>rhyth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彼は生活のリズムが乱れています。">
            <text:p>最近彼は生活のリズムが乱れています。</text:p>
          </table:table-cell>
          <table:table-cell office:value-type="string" office:value="さいきん かれ は せいかつ の リズム が みだれて います。">
            <text:p>さいきん かれ は せいかつ の リズム が みだれて います。</text:p>
          </table:table-cell>
          <table:table-cell office:value-type="string" office:value="His daily routine has been disrupted lately.">
            <text:p>His daily routine has been disrupted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外">
            <text:p>例外</text:p>
          </table:table-cell>
          <table:table-cell office:value-type="string" office:value="れいがい">
            <text:p>れいがい</text:p>
          </table:table-cell>
          <table:table-cell office:value-type="string" office:value="exception">
            <text:p>ex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外は認めません。">
            <text:p>例外は認めません。</text:p>
          </table:table-cell>
          <table:table-cell office:value-type="string" office:value="れいがい は みとめません。">
            <text:p>れいがい は みとめません。</text:p>
          </table:table-cell>
          <table:table-cell office:value-type="string" office:value="We don't make an exception.">
            <text:p>We don't make an exce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婦">
            <text:p>主婦</text:p>
          </table:table-cell>
          <table:table-cell office:value-type="string" office:value="しゅふ">
            <text:p>しゅふ</text:p>
          </table:table-cell>
          <table:table-cell office:value-type="string" office:value="housewife">
            <text:p>house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婦の主な仕事は家事よ。">
            <text:p>主婦の主な仕事は家事よ。</text:p>
          </table:table-cell>
          <table:table-cell office:value-type="string" office:value="しゅふ の おもな しごと は かじ よ。">
            <text:p>しゅふ の おもな しごと は かじ よ。</text:p>
          </table:table-cell>
          <table:table-cell office:value-type="string" office:value="The main task of a housewife is housework.">
            <text:p>The main task of a housewife is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う">
            <text:p>疑う</text:p>
          </table:table-cell>
          <table:table-cell office:value-type="string" office:value="うたがう">
            <text:p>うたがう</text:p>
          </table:table-cell>
          <table:table-cell office:value-type="string" office:value="doubt, suspect">
            <text:p>doubt, susp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なぜあなたは私を疑うのですか。">
            <text:p>なぜあなたは私を疑うのですか。</text:p>
          </table:table-cell>
          <table:table-cell office:value-type="string" office:value="なぜ あなた は わたし を うたがう の です か。">
            <text:p>なぜ あなた は わたし を うたがう の です か。</text:p>
          </table:table-cell>
          <table:table-cell office:value-type="string" office:value="Why do you suspect me?">
            <text:p>Why do you suspect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入れる">
            <text:p>取り入れる</text:p>
          </table:table-cell>
          <table:table-cell office:value-type="string" office:value="とりいれる">
            <text:p>とりいれる</text:p>
          </table:table-cell>
          <table:table-cell office:value-type="string" office:value="take in, adopt">
            <text:p>take in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アイデアをすぐ取り入れます。">
            <text:p>彼は新しいアイデアをすぐ取り入れます。</text:p>
          </table:table-cell>
          <table:table-cell office:value-type="string" office:value="かれ は あたらしい アイデア を すぐ とりいれます。">
            <text:p>かれ は あたらしい アイデア を すぐ とりいれます。</text:p>
          </table:table-cell>
          <table:table-cell office:value-type="string" office:value="He's quick to adopt new ideas.">
            <text:p>He's quick to adopt new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柱">
            <text:p>柱</text:p>
          </table:table-cell>
          <table:table-cell office:value-type="string" office:value="はしら">
            <text:p>はしら</text:p>
          </table:table-cell>
          <table:table-cell office:value-type="string" office:value="pillar, column">
            <text:p>pillar, colum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家の柱は太い。">
            <text:p>この家の柱は太い。</text:p>
          </table:table-cell>
          <table:table-cell office:value-type="string" office:value="この いえ の はしら は ふとい。">
            <text:p>この いえ の はしら は ふとい。</text:p>
          </table:table-cell>
          <table:table-cell office:value-type="string" office:value="The pillars in this house are thick.">
            <text:p>The pillars in this house are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旗">
            <text:p>旗</text:p>
          </table:table-cell>
          <table:table-cell office:value-type="string" office:value="はた">
            <text:p>はた</text:p>
          </table:table-cell>
          <table:table-cell office:value-type="string" office:value="flag, banner">
            <text:p>flag, ban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旗が風に揺れている。">
            <text:p>旗が風に揺れている。</text:p>
          </table:table-cell>
          <table:table-cell office:value-type="string" office:value="はた が かぜ に ゆれて いる。">
            <text:p>はた が かぜ に ゆれて いる。</text:p>
          </table:table-cell>
          <table:table-cell office:value-type="string" office:value="The flag is waving in the wind.">
            <text:p>The flag is wav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綿">
            <text:p>木綿</text:p>
          </table:table-cell>
          <table:table-cell office:value-type="string" office:value="もめん">
            <text:p>もめん</text:p>
          </table:table-cell>
          <table:table-cell office:value-type="string" office:value="cotton">
            <text:p>co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木綿のシャツを着ています。">
            <text:p>彼女は木綿のシャツを着ています。</text:p>
          </table:table-cell>
          <table:table-cell office:value-type="string" office:value="かのじょ は もめん の シャツ を きて います。">
            <text:p>かのじょ は もめん の シャツ を きて います。</text:p>
          </table:table-cell>
          <table:table-cell office:value-type="string" office:value="She's wearing a cotton shirt.">
            <text:p>She's wearing a cotton sh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導入">
            <text:p>導入</text:p>
          </table:table-cell>
          <table:table-cell office:value-type="string" office:value="どうにゅう">
            <text:p>どうにゅう</text:p>
          </table:table-cell>
          <table:table-cell office:value-type="string" office:value="introduction, implementation">
            <text:p>introduction, impleme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で新しいシステムを導入した。">
            <text:p>会社で新しいシステムを導入した。</text:p>
          </table:table-cell>
          <table:table-cell office:value-type="string" office:value="かいしゃ で あたらしい システム を どうにゅう した。">
            <text:p>かいしゃ で あたらしい システム を どうにゅう した。</text:p>
          </table:table-cell>
          <table:table-cell office:value-type="string" office:value="A new system was introduced in the company.">
            <text:p>A new system was introduced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権">
            <text:p>政権</text:p>
          </table:table-cell>
          <table:table-cell office:value-type="string" office:value="せいけん">
            <text:p>せいけん</text:p>
          </table:table-cell>
          <table:table-cell office:value-type="string" office:value="political power, regime">
            <text:p>political power, reg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権が交代した。">
            <text:p>政権が交代した。</text:p>
          </table:table-cell>
          <table:table-cell office:value-type="string" office:value="せいけん が こうたい した。">
            <text:p>せいけん が こうたい した。</text:p>
          </table:table-cell>
          <table:table-cell office:value-type="string" office:value="There was a regime change.">
            <text:p>There was a regime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革">
            <text:p>改革</text:p>
          </table:table-cell>
          <table:table-cell office:value-type="string" office:value="かいかく">
            <text:p>かいかく</text:p>
          </table:table-cell>
          <table:table-cell office:value-type="string" office:value="reform">
            <text:p>refor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行政を改革したいと思っている。">
            <text:p>彼は行政を改革したいと思っている。</text:p>
          </table:table-cell>
          <table:table-cell office:value-type="string" office:value="かれ は ぎょうせい を かいかく したい と おもって いる。">
            <text:p>かれ は ぎょうせい を かいかく したい と おもって いる。</text:p>
          </table:table-cell>
          <table:table-cell office:value-type="string" office:value="He wants to reform the government.">
            <text:p>He wants to reform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国">
            <text:p>各国</text:p>
          </table:table-cell>
          <table:table-cell office:value-type="string" office:value="かっこく">
            <text:p>かっこく</text:p>
          </table:table-cell>
          <table:table-cell office:value-type="string" office:value="each country">
            <text:p>each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国の代表がニューヨークに集まった。">
            <text:p>各国の代表がニューヨークに集まった。</text:p>
          </table:table-cell>
          <table:table-cell office:value-type="string" office:value="かっこく の だいひょう が ニューヨーク に あつまった。">
            <text:p>かっこく の だいひょう が ニューヨーク に あつまった。</text:p>
          </table:table-cell>
          <table:table-cell office:value-type="string" office:value="Representatives from each country assembled in New York.">
            <text:p>Representatives from each country assembled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占める">
            <text:p>占める</text:p>
          </table:table-cell>
          <table:table-cell office:value-type="string" office:value="しめる">
            <text:p>しめる</text:p>
          </table:table-cell>
          <table:table-cell office:value-type="string" office:value="occupy, hold">
            <text:p>occupy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に届くメールのうち、迷惑メールが7割を占めている。">
            <text:p>私に届くメールのうち、迷惑メールが7割を占めている。</text:p>
          </table:table-cell>
          <table:table-cell office:value-type="string" office:value="わたし に とどく メール の うち、めいわく メール が 7 わり を しめて いる。">
            <text:p>わたし に とどく メール の うち、めいわく メール が 7 わり を しめて いる。</text:p>
          </table:table-cell>
          <table:table-cell office:value-type="string" office:value="About 70 percent of emails sent to me are junk mail.">
            <text:p>About 70 percent of emails sent to me are junk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現">
            <text:p>実現</text:p>
          </table:table-cell>
          <table:table-cell office:value-type="string" office:value="じつげん">
            <text:p>じつげん</text:p>
          </table:table-cell>
          <table:table-cell office:value-type="string" office:value="realization, actualization">
            <text:p>realization, actu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夢を実現するには努力が必要です。">
            <text:p>夢を実現するには努力が必要です。</text:p>
          </table:table-cell>
          <table:table-cell office:value-type="string" office:value="ゆめ を じつげん する に は どりょく が ひつよう です。">
            <text:p>ゆめ を じつげん する に は どりょく が ひつよう です。</text:p>
          </table:table-cell>
          <table:table-cell office:value-type="string" office:value="You need to work hard to make your dream come true.">
            <text:p>You need to work hard to make your dream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渉">
            <text:p>交渉</text:p>
          </table:table-cell>
          <table:table-cell office:value-type="string" office:value="こうしょう">
            <text:p>こうしょう</text:p>
          </table:table-cell>
          <table:table-cell office:value-type="string" office:value="negotiation, bargaining">
            <text:p>negotiation, barg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値段を交渉しています。">
            <text:p>今、値段を交渉しています。</text:p>
          </table:table-cell>
          <table:table-cell office:value-type="string" office:value="いま、ねだん を こうしょう して います。">
            <text:p>いま、ねだん を こうしょう して います。</text:p>
          </table:table-cell>
          <table:table-cell office:value-type="string" office:value="We're currently negotiating the price.">
            <text:p>We're currently negotiating the 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生">
            <text:p>発生</text:p>
          </table:table-cell>
          <table:table-cell office:value-type="string" office:value="はっせい">
            <text:p>はっせい</text:p>
          </table:table-cell>
          <table:table-cell office:value-type="string" office:value="occurrence, happening">
            <text:p>occurrence, hap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で事故が発生した。">
            <text:p>交差点で事故が発生した。</text:p>
          </table:table-cell>
          <table:table-cell office:value-type="string" office:value="こうさてん で じこ が はっせい した。">
            <text:p>こうさてん で じこ が はっせい した。</text:p>
          </table:table-cell>
          <table:table-cell office:value-type="string" office:value="There was an accident at the intersection.">
            <text:p>There was an accident at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いる">
            <text:p>用いる</text:p>
          </table:table-cell>
          <table:table-cell office:value-type="string" office:value="もちいる">
            <text:p>もちいる</text:p>
          </table:table-cell>
          <table:table-cell office:value-type="string" office:value="use, through use of, adopt">
            <text:p>use, through use of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詩を用いて自分の気持ちを伝えた。">
            <text:p>彼はその詩を用いて自分の気持ちを伝えた。</text:p>
          </table:table-cell>
          <table:table-cell office:value-type="string" office:value="かれ は その し を もちいて じぶん の きもち を つたえた。">
            <text:p>かれ は その し を もちいて じぶん の きもち を つたえた。</text:p>
          </table:table-cell>
          <table:table-cell office:value-type="string" office:value="He conveyed his feelings through the poem.">
            <text:p>He conveyed his feelings through the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